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3b0a0" officeooo:paragraph-rsid="0003b0a0"/>
    </style:style>
    <style:style style:name="P2" style:family="paragraph" style:parent-style-name="Text_20_body">
      <style:paragraph-properties fo:text-align="end" style:justify-single-word="false"/>
      <style:text-properties fo:font-size="11pt" officeooo:rsid="00074682" officeooo:paragraph-rsid="00074682" style:font-size-asian="9.60000038146973pt" style:font-size-complex="11pt"/>
    </style:style>
    <style:style style:name="P3" style:family="paragraph" style:parent-style-name="Text_20_body">
      <style:paragraph-properties fo:text-align="end" style:justify-single-word="false"/>
      <style:text-properties fo:font-size="11pt" officeooo:rsid="00074682" officeooo:paragraph-rsid="000aa213" style:font-size-asian="9.60000038146973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093675"/>
    </style:style>
    <style:style style:name="P5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0bef32"/>
    </style:style>
    <style:style style:name="P6" style:family="paragraph" style:parent-style-name="Text_20_body">
      <style:paragraph-properties fo:margin-top="0in" fo:margin-bottom="0in" loext:contextual-spacing="false" fo:line-height="150%" fo:text-align="start" style:justify-single-word="false"/>
      <style:text-properties officeooo:rsid="00093675" officeooo:paragraph-rsid="001892a0"/>
    </style:style>
    <style:style style:name="P7" style:family="paragraph" style:parent-style-name="Text_20_body">
      <style:paragraph-properties fo:text-align="end" style:justify-single-word="false"/>
      <style:text-properties fo:font-size="11pt" officeooo:rsid="00074682" officeooo:paragraph-rsid="000aa213" style:font-size-asian="9.60000038146973pt" style:font-size-complex="11pt"/>
    </style:style>
    <style:style style:name="P8" style:family="paragraph" style:parent-style-name="Text_20_body">
      <style:paragraph-properties fo:text-align="start" style:justify-single-word="false"/>
      <style:text-properties officeooo:rsid="001753e0" officeooo:paragraph-rsid="001753e0"/>
    </style:style>
    <style:style style:name="P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753e0" officeooo:paragraph-rsid="001753e0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17665a" officeooo:paragraph-rsid="0017665a"/>
    </style:style>
    <style:style style:name="P11" style:family="paragraph" style:parent-style-name="Subtitle">
      <style:text-properties officeooo:rsid="0012f935" officeooo:paragraph-rsid="0012f935"/>
    </style:style>
    <style:style style:name="P12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f935"/>
    </style:style>
    <style:style style:name="T3" style:family="text">
      <style:text-properties officeooo:rsid="0017665a"/>
    </style:style>
    <style:style style:name="T4" style:family="text">
      <style:text-properties officeooo:rsid="001892a0"/>
    </style:style>
    <style:style style:name="T5" style:family="text">
      <style:text-properties fo:font-size="7pt" style:font-size-asian="5.40000009536743pt" style:font-size-complex="7pt"/>
    </style:style>
    <style:style style:name="gr1" style:family="graphic">
      <style:graphic-properties draw:stroke="none" svg:stroke-color="#000000" draw:fill="none" draw:fill-color="#ffffff" fo:min-height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Ապրանքի</text:span> պահանջների պաստաթուղթ</text:p>
      <text:p text:style-name="P1">(<text:span text:style-name="T2">Project requirement document</text:span>)</text:p>
      <text:p text:style-name="P2"><text:span text:style-name="T2">Փաստաթուղթ</text:span> No 1</text:p>
      <text:p text:style-name="P3">Ամսաթիվ 25.06.2018թ.</text:p>
      <text:p text:style-name="P3"/>
      <text:p text:style-name="P8"><text:tab/>1. Կայքի տեսքը․</text:p>
      <text:p text:style-name="P8"><text:tab/>Սկզբնական էջում լինի երկու դաշտ, որի օգնությամբ օգտվողը կարողանա ընտրել կա՛մ մեքենաների մաքսազերծում կա՛մ այլ ապրանքատեսակների՝ տեխնիկա, հաստոցներ և այլն։ Ներքևի մասում լինեն կոնտակտային տվյալներ։</text:p>
      <text:p text:style-name="P8"><text:tab/>Մեքենաների մաքսազերծում դաշտը ընտրելու դեպքում պետք է բացվի <text:s/>պատուհան որում կլինի մի քանի ընտրովի դաշտեր</text:p>
      <text:p text:style-name="P9">1. Մակնիշը</text:p>
      <text:p text:style-name="P9">2. Մոդելը</text:p>
      <text:p text:style-name="P10">3. Տարեթիվը</text:p>
      <text:p text:style-name="P10">4. Ղեկը</text:p>
      <text:p text:style-name="P10">5. Շարժիչի տեսակը(բենզին/դիզել, էլեկտրական)</text:p>
      <text:p text:style-name="P10">6. Շարժիչի ծավալը</text:p>
      <text:p text:style-name="P6"><text:tab/></text:p>
      <text:p text:style-name="P6"><text:span text:style-name="T4"><text:tab/>Երկրորդ դաշտը բացելու դեպքում երևա փնտրելու տող, և ընտրելու դաշտ։</text:span></text:p>
      <text:p text:style-name="P6"><text:tab/><text:span text:style-name="T4">Փնտրելուդաշտը հնարավորություն տա օգտվողին միանգամից գտնել ապրանքը։</text:span></text:p>
      <text:p text:style-name="P6"><text:tab/><text:span text:style-name="T4">Օգտվողը պետք է կարողանա գտնել ապրանքը նաև ընտրելու դաշտի միջոցով։</text:span></text:p>
      <text:p text:style-name="P6"/>
      <text:p text:style-name="P6"/>
      <text:p text:style-name="P6"/>
      <text:p text:style-name="P6"/>
      <text:p text:style-name="P4"/>
      <text:p text:style-name="P5"><draw:frame text:anchor-type="paragraph" draw:z-index="0" draw:name="Shape1" draw:style-name="gr1" draw:text-style-name="P12" svg:width="1.7815in" svg:height="0.1335in" svg:x="4.9866in" svg:y="0.1862in"><draw:text-box><text:p><text:span text:style-name="T5">Ստորագրություն</text:span></text:p></draw:text-box></draw:frame><text:tab/><text:tab/>Պատվիրատու՝ <text:s/>Արման Ավդալյան<text:tab/>_______________________</text:p>
      <text:p text:style-name="P4"><draw:frame text:anchor-type="paragraph" draw:z-index="1" draw:name="Shape1" draw:style-name="gr1" draw:text-style-name="P12" svg:width="1.7815in" svg:height="0.1335in" svg:x="4.9866in" svg:y="0.1862in"><draw:text-box><text:p><text:span text:style-name="T5">Ստորագրություն</text:span></text:p></draw:text-box></draw:frame><text:tab/><text:tab/>Կատարող՝ <text:s/>Instigate mobile CJSC<text:tab/><text:tab/><text:span text:style-name="T1">_____ <text:s text:c="19"/>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21:45:50.992641317</meta:creation-date>
    <dc:date>2018-06-25T23:03:45.307821767</dc:date>
    <meta:editing-duration>PT40M2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06" meta:character-count="830" meta:non-whitespace-character-count="708"/>
  </office:meta>
</office:document-meta>
</file>